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42cm" fo:min-width="8.0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5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36cm" fo:min-width="3.46cm"/>
    </style:style>
    <style:style style:name="gr9" style:family="graphic" style:parent-style-name="standard">
      <style:graphic-properties draw:fill-color="#fcd4d1" draw:textarea-horizontal-align="left" draw:textarea-vertical-align="top" draw:auto-grow-height="false" fo:min-height="1.864cm" fo:min-width="12.512cm" fo:wrap-option="wrap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cd4d1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8.506cm" svg:height="1.992cm" draw:transform="skewX (0.737052543117205) rotate (0.0153588974175501) translate (4.177cm 8.48cm)">
          <text:p text:style-name="P1"><text:span text:style-name="T1">Pobierz liczbę 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6cm" svg:height="1.7cm" svg:x="4.8cm" svg:y="5.1cm">
          <text:p text:style-name="P1"><text:span text:style-name="T1">kwadrat = 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8cm" svg:y1="3.3cm" svg:x2="4.8cm" svg:y2="5.95cm" draw:start-shape="id1" draw:start-glue-point="8" draw:end-shape="id2" svg:d="M3800 3300l1000 2650" svg:viewBox="0 0 1001 2651">
          <text:p/>
        </draw:connector>
        <draw:connector draw:style-name="gr3" draw:text-style-name="P3" draw:layer="layout" draw:type="line" svg:x1="7.6cm" svg:y1="6.8cm" svg:x2="8.429cm" svg:y2="8.415cm" draw:start-shape="id2" draw:start-glue-point="2" draw:end-shape="id3" draw:end-glue-point="0" svg:d="M7600 6800l829 1615" svg:viewBox="0 0 830 1616">
          <text:p/>
        </draw:connector>
        <draw:custom-shape draw:style-name="gr4" draw:text-style-name="P2" xml:id="id5" draw:id="id5" draw:layer="layout" svg:width="6.7cm" svg:height="2.1cm" svg:x="13.2cm" svg:y="21.3cm">
          <text:p text:style-name="P1"><text:span text:style-name="T1">kwadrat = n * 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7.1cm" svg:height="4.263cm" svg:x="4cm" svg:y="13.1cm">
          <text:p text:style-name="P1"><text:span text:style-name="T1">Liczba</text:span></text:p>
          <text:p text:style-name="P1"><text:span text:style-name="T1">pętli </text:span></text:p>
          <text:p text:style-name="P1"><text:span text:style-name="T1">&lt; n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6.652cm" svg:y1="10.434cm" svg:x2="7.55cm" svg:y2="13.1cm" draw:start-shape="id3" draw:start-glue-point="2" draw:end-shape="id4" draw:end-glue-point="4" svg:d="M6652 10434l898 2666" svg:viewBox="0 0 899 2667">
          <text:p/>
        </draw:connector>
        <draw:connector draw:style-name="gr6" draw:text-style-name="P2" draw:layer="layout" svg:x1="7.55cm" svg:y1="17.363cm" svg:x2="13.2cm" svg:y2="22.35cm" draw:start-shape="id4" draw:start-glue-point="6" draw:end-shape="id5" draw:end-glue-point="3" svg:d="M7550 17363v4987h5650" svg:viewBox="0 0 5651 4988">
          <text:p text:style-name="P1"><text:span text:style-name="T1">TAK</text:span></text:p>
        </draw:connector>
        <draw:connector draw:style-name="gr6" draw:text-style-name="P2" draw:layer="layout" svg:x1="4cm" svg:y1="15.232cm" svg:x2="7.5cm" svg:y2="26.05cm" draw:start-shape="id4" draw:start-glue-point="5" draw:end-shape="id6" draw:end-glue-point="6" svg:d="M4000 15232h-501v10818h4001" svg:viewBox="0 0 4002 10819">
          <text:p text:style-name="P1"><text:span text:style-name="T1">NIE</text:span></text:p>
        </draw:connector>
        <draw:custom-shape draw:style-name="gr7" draw:text-style-name="P2" xml:id="id7" draw:id="id7" draw:layer="layout" svg:width="5.715cm" svg:height="1.578cm" draw:transform="skewX (0.736878010192006) rotate (0.0153588974175501) translate (14.308cm 15.888cm)">
          <text:p text:style-name="P1"><text:span text:style-name="T1">drukuj kwadra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165cm" svg:y1="15.844cm" svg:x2="11.1cm" svg:y2="15.232cm" draw:start-shape="id7" draw:start-glue-point="0" draw:end-shape="id4" draw:end-glue-point="7" svg:d="M17165 15844v-612h-6065" svg:viewBox="0 0 6066 613">
          <text:p/>
        </draw:connector>
        <draw:connector draw:style-name="gr3" draw:text-style-name="P3" draw:layer="layout" draw:type="line" svg:x1="16.55cm" svg:y1="21.3cm" svg:x2="15.757cm" svg:y2="17.444cm" draw:start-shape="id5" draw:start-glue-point="0" draw:end-shape="id7" draw:end-glue-point="2" svg:d="M16550 21300l-793-3856" svg:viewBox="0 0 794 3857">
          <text:p/>
        </draw:connector>
        <draw:custom-shape draw:style-name="gr8" draw:text-style-name="P5" xml:id="id1" draw:id="id1" draw:layer="layout" svg:width="5.6cm" svg:height="2.1cm" svg:x="1cm" svg:y="1.2cm">
          <text:p text:style-name="P4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5.6cm" svg:height="2.1cm" svg:x="7.5cm" svg:y="25cm">
          <text:p text:style-name="P4"><text:span text:style-name="T2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3.012cm" svg:height="2.114cm" svg:x="7cm" svg:y="1.186cm">
          <text:p text:style-name="P6"><text:span text:style-name="T3">Program pobiera od użytkownika liczbę, i wyświetla kwadraty kolejnych liczb naturalnych od 0 do pobranej liczby włącznie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22:49:29.033358575</dc:date>
    <meta:editing-duration>PT16M31S</meta:editing-duration>
    <meta:editing-cycles>6</meta:editing-cycles>
    <meta:generator>LibreOffice/6.0.6.2$Linux_X86_64 LibreOffice_project/00m0$Build-2</meta:generator>
    <meta:document-statistic meta:object-count="15"/>
  </office:meta>
</office:document-meta>
</file>